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Arthuriana" svg:font-family="AArthuriana"/>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T1" style:family="text">
      <style:text-properties style:font-name="Times New Roman" fo:font-size="12pt" style:font-size-asian="12pt" style:font-size-complex="12pt"/>
    </style:style>
    <style:style style:name="T2" style:family="text">
      <style:text-properties style:font-name="Times New Roman" fo:font-size="12pt" fo:font-style="italic" style:font-size-asian="12pt" style:font-style-asian="italic" style:font-size-complex="12pt" style:font-style-complex="italic"/>
    </style:style>
    <style:style style:name="T3" style:family="text">
      <style:text-properties fo:color="#000000" style:font-name="Times New Roman" fo:font-size="12pt" style:font-size-asian="12pt" style:font-size-complex="12pt"/>
    </style:style>
    <style:style style:name="T4" style:family="text">
      <style:text-properties fo:color="#000000" style:font-name="Times New Roman" fo:font-size="12pt" fo:font-style="italic" style:font-size-asian="12pt" style:font-style-asian="italic" style:font-size-complex="12pt" style:font-style-complex="italic"/>
    </style:style>
    <style:style style:name="T5" style:family="text">
      <style:text-properties fo:color="#000000" style:font-name="Times New Roman" fo:font-size="12pt" fo:font-style="normal" style:font-size-asian="12pt" style:font-style-asian="normal" style:font-size-complex="12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 </text:p>
      <text:p text:style-name="Standard"/>
      <text:p text:style-name="Standard">Dr. Langford</text:p>
      <text:p text:style-name="Standard"/>
      <text:p text:style-name="Standard">HIS 6939</text:p>
      <text:p text:style-name="Standard"/>
      <text:p text:style-name="Standard">02/08/17</text:p>
      <text:p text:style-name="Standard"/>
      <text:p text:style-name="Standard"/>
      <text:p text:style-name="P1">Week 5 Reading Notes</text:p>
      <text:p text:style-name="P1">- Tiller (2016) -</text:p>
      <text:list xml:id="list4058032313325309609" text:style-name="L1">
        <text:list-header>
          <text:p text:style-name="P3"/>
          <text:p text:style-name="P3"/>
        </text:list-header>
      </text:list>
      <text:p text:style-name="P2">Tiller, Kenneth. <text:span text:style-name="T1">“</text:span><text:span text:style-name="T2">Prophecy and the Body of the King in LaƷamon’s Account of Arthur’s Dream</text:span><text:span text:style-name="T1">” (Brut 13984–14004), Arthuriana 26, no. 1 (2016): 22-40. doi: </text:span><text:span text:style-name="T3">10.1353/art.2016.0018.</text:span></text:p>
      <text:p text:style-name="P2"><text:span text:style-name="T3"/></text:p>
      <text:p text:style-name="P2"><text:span text:style-name="T3">Thesis - </text:span></text:p>
      <text:p text:style-name="P2"><text:span text:style-name="T3"><text:tab/> In the account of king Arthur written by Laæamon, there is a great deal of significance placed on dreams in order to witness future events. <text:s/>In this article author Kenneth Tiller investigates the use dreams by separating the stories into two different categories, those that relate to Arthur's power as king and the other simple regarding Arthur in the wilderness. <text:s/>Tiller looks into the accounts of dreams described by Laæamon in his text </text:span><text:span text:style-name="T4">The Brut</text:span><text:span text:style-name="T5"> showing how they portray the many dreams that are witnessed by Arthur in the stories. <text:s/></text:span></text:p>
      <text:p text:style-name="P2"><text:span text:style-name="T5"/></text:p>
      <text:p text:style-name="P2"><text:span text:style-name="T5">Evidence - </text:span></text:p>
      <text:p text:style-name="P2"><text:span text:style-name="T5"><text:tab/>The article begins with Tiller starting right off with a passage from Laæamon's text describing Arthur right as he was born, with a poem describing this future ruler as almost god-like (24). <text:s/>Tiller equates this to an early premonition of the state being like a the body of a single human. Tiller also mentions a text by John of Salisbury titled </text:span><text:span text:style-name="T4">Policraticus</text:span><text:span text:style-name="T5"> which uses similar metaphors when describing the state (24). <text:s/>The author then mentions a clear difference in the accounts of Arthur's dreams in the example of his foretold death by Merlin. <text:s/>While the appearance of a halo symbol in the dreams is contested, Tiller claims the prophetic passages of Laæamon perform a similar action with the words (25). <text:s/>In addition, the word choice in the selected passage (1150-1155) seems to place the figure of Arthur into a divine favored king, showing how these interpretations of the dreams could have described the public feeling about the story (25). <text:s/></text:span></text:p>
      <text:p text:style-name="P2"><text:span text:style-name="T5"><text:tab/>Tiller then goes on to describe the hall as a special and integral part of the dream sequence, as it was a place where a great deal of traffic happened including tributes to the king (26). <text:s/>This evidence is quickly followed by a mention that the hall is also a metaphor for being trapped in one place, making the last point a difficult one to prove. <text:s/>This would explain the interpretation of this dream displaying the king Arthur being more vulnerable then the last dream covered (27). <text:s/>Tiller continues to explain that these dream interpretations express a different type of Arthur then seen in the dreams of the Merlinian prophecies which describe Arthur almost as a divine ruler (27). <text:s/>This case of over dramatization of Arthurian legend could in turn make the figure appear closer to the divine in the descriptions of his dreams. <text:s/></text:span></text:p>
      <text:p text:style-name="P2"><text:span text:style-name="T5"><text:tab/>Tiller then describes the dreams seemingly making Arthur more powerful for the words his is described with rather then the dreams displaying his power (28). <text:s/>Tiller continues to credit this rise of power through poetry to the overall immortality of the figure of Arthur (29). <text:s/>Tiller goes on to mention that the reputation of Arthur spread far beyond his kingdom due to the oral poetry regarding him (29). <text:s/>This tangent regarding oral poetry all tell of the Merlinian prophecies in which Arthur witnessed his </text:span><text:soft-page-break/><text:span text:style-name="T5">future within dreams. <text:s/>This fulfillment of the prophecies solidified the legend of Arthur increasing his prestige with the interpretation of a few dreams (30). <text:s/></text:span></text:p>
      <text:p text:style-name="P2"><text:span text:style-name="T5"><text:tab/>Tiller moves on to another vision he is covering and this cone regarding a rebellion that is predicted by use of dream interpretation. <text:s/>As the first segment described Arthur as a ruler that administers divine and human qualities, this segment seems to display Arthur as simply a man in this dream interpretation (31). <text:s/></text:span></text:p>
      <text:p text:style-name="P2"><text:span text:style-name="T5"><text:tab/>As for the dreams and visions of Arthur in the wild, Tiller explains that Arthur explains these dreams to a fellow knight and this account is more of a personal trial than the previous dreams that encompassed the state as well (33). <text:s/>With this turn to personal dreams, Tiller explains that Arthur attempted to interpret the dreams on his own in one case anticipating a life in exile (33). <text:s/>Tiller explains one more dream, one in which Arthur is ferried from a mysterious location by a fish and a lion (34). While there are many different interpretations to this dream, the ambiguity of the words ensure there is no one way to interpret the dreams of king Arthur allowing readers to finish the unanswered questions (35). <text:s/></text:span></text:p>
      <text:p text:style-name="P2"><text:span text:style-name="T5"/></text:p>
      <text:p text:style-name="P2"><text:span text:style-name="T5">Conclusion - </text:span></text:p>
      <text:p text:style-name="P2"><text:span text:style-name="T5"><text:tab/>Tiller concludes the article by bringing in one more example of dreams in the </text:span><text:span text:style-name="T4">Death of Arthur</text:span><text:span text:style-name="T5"> comparing them with the previous accounts in the article. <text:s/>He goes on to say that these visions and dreams seems to display Arthur as a more fictional figure by means of citing the prophecies in the dreams as purely fictional. <text:s/>Tiller finishes his article with the thought that these conflicting perspectives have caused the dream narrative to construct a whole new vision of kingship. <text:s/>This new vision would be outside of the realm of Arthur as the article closes with Tiller stating that Arthur himself would have considered the prophecies untrustworthy. <text:s/>EN: <text:s/>This article has a great deal of evidence that support the idea that the dreams of Arthur can be separated as Tiller has described. <text:s/>There is a great deal of comparative sections in the article going into some depth about how the dreams were interpreted providing evidence to this argument. <text:s/>Tiller brought in the text he was referencing with solid translations for the text, yet he would offer a different one quickly as a comparison that was a little tough to follow. <text:s/>This article was a great deal of fun to read, granted I have always loved the stories about Arthur, yet it offered a closer look at how dreams had been greatly accepted as a way to provide proof of divine favor for the leaders. <text:s/></text:span></text:p>
      <text:p text:style-name="P2"><text:span text:style-name="T5"/></text:p>
      <text:p text:style-name="P2"><text:span text:style-name="T5">Additional sources</text:span></text:p>
      <text:p text:style-name="P2"><text:span text:style-name="T5"/></text:p>
      <text:p text:style-name="P2"><text:span text:style-name="T5">- Geoffrey of Monmouth – </text:span><text:span text:style-name="T4">The History of the Kings of Britain</text:span></text:p>
      <text:p text:style-name="P2"><text:span text:style-name="T5">- Sir Thomas Malory – </text:span><text:span text:style-name="T4">Le Morte D'Arthur Vol. 1 &amp; 2</text:span></text:p>
      <text:p text:style-name="P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Arthuriana" svg:font-family="AArthuriana"/>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21:20:28</meta:creation-date>
    <dc:date>2017-02-07T14:09:38</dc:date>
    <meta:editing-duration>PT16H29M35S</meta:editing-duration>
    <meta:editing-cycles>11</meta:editing-cycles>
    <meta:generator>OpenOffice.org/3.4.1$Unix OpenOffice.org_project/341m1$Build-9593</meta:generator>
    <meta:document-statistic meta:table-count="0" meta:image-count="0" meta:object-count="0" meta:page-count="2" meta:paragraph-count="20" meta:word-count="987" meta:character-count="5807"/>
  </office:meta>
</office:document-meta>
</file>